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04e6" officeooo:paragraph-rsid="001604e6"/>
    </style:style>
    <style:style style:name="P2" style:family="paragraph" style:parent-style-name="Standard" style:list-style-name="L1">
      <style:text-properties officeooo:rsid="001604e6" officeooo:paragraph-rsid="001604e6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604e6" officeooo:paragraph-rsid="001604e6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cket System (Hessenticket)</text:p>
      <text:p text:style-name="P1"/>
      <text:list xml:id="list1852841800" text:style-name="L1">
        <text:list-item>
          <text:p text:style-name="P2">Welche Funktionen benötigen wir? (dropdown, kalender, etc)</text:p>
        </text:list-item>
        <text:list-item>
          <text:p text:style-name="P2">Welche informationen sollen dargestellt werden?</text:p>
        </text:list-item>
        <text:list-item>
          <text:p text:style-name="P2">In welcher Sprache sollte es geschrieben werden? </text:p>
        </text:list-item>
        <text:list-item>
          <text:p text:style-name="P2">Was für eine Art von Anwendung soll es sein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5T08:04:50.042540881</meta:creation-date>
    <dc:date>2022-08-05T09:20:54.345831054</dc:date>
    <meta:editing-duration>PT1H5M54S</meta:editing-duration>
    <meta:editing-cycles>1</meta:editing-cycles>
    <meta:document-statistic meta:table-count="0" meta:image-count="0" meta:object-count="0" meta:page-count="1" meta:paragraph-count="5" meta:word-count="35" meta:character-count="230" meta:non-whitespace-character-count="203"/>
    <meta:generator>LibreOffice/7.0.4.2$MacOSX_X86_64 LibreOffice_project/dcf040e67528d9187c66b2379df5ea4407429775</meta:generator>
  </office:meta>
</office:document-meta>
</file>